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hScriptFactoryTests.static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shScriptFactoryTests.scriptCompil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hScriptFactoryTests.scriptThatCompilesButIsJustPlainB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shScriptFactoryTests.inlineScriptFro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hScriptFactoryTests.ctorWithEmptyScriptSource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shScriptFactoryTests.nonStaticPrototype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shScriptFactoryTests.prototypeScriptFro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shScriptFactoryTests.nonStatic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shScriptFactoryTests.staticPrototype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shScriptFactoryTests.staticScriptWithTwoInterfaces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shScriptFactoryTests.ctorWithWhitespacedScriptSource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shScriptFactoryTests.staticWithScriptReturning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shScriptFactoryTests.applicationEven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shScriptFactoryTests.staticScriptWithNull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shScriptFactoryTests.ctorWithNullScriptSource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shScriptFactoryTests.resourceScriptFro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shScriptFactoryTests.refreshableFro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Event.MyEvent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hScriptFactoryTests.staticScriptImplementing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